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cc" draw:textarea-horizontal-align="justify" draw:textarea-vertical-align="middle" draw:auto-grow-height="false" fo:min-height="3.812cm" fo:min-width="5.762cm"/>
    </style:style>
    <style:style style:name="gr2" style:family="graphic" style:parent-style-name="standard">
      <style:graphic-properties svg:stroke-color="#000000" draw:fill-color="#ffffcc" draw:textarea-horizontal-align="justify" draw:textarea-vertical-align="middle" draw:auto-grow-height="false" fo:min-height="1.556cm" fo:min-width="1.906cm"/>
    </style:style>
    <style:style style:name="gr3" style:family="graphic" style:parent-style-name="standard">
      <style:graphic-properties svg:stroke-color="#000000" draw:fill-color="#ffffcc" draw:textarea-horizontal-align="justify" draw:textarea-vertical-align="middle" draw:auto-grow-height="false" fo:min-height="1.556cm" fo:min-width="3.306cm"/>
    </style:style>
    <style:style style:name="gr4" style:family="graphic" style:parent-style-name="standard">
      <style:graphic-properties svg:stroke-color="#000000" draw:fill-color="#ffffcc" draw:textarea-horizontal-align="justify" draw:textarea-vertical-align="middle" draw:auto-grow-height="false" fo:min-height="1.104cm" fo:min-width="1.954cm"/>
    </style:style>
    <style:style style:name="gr5" style:family="graphic" style:parent-style-name="standard">
      <style:graphic-properties svg:stroke-color="#000000" draw:fill-color="#ffffcc" draw:textarea-horizontal-align="justify" draw:textarea-vertical-align="middle" draw:auto-grow-height="false" fo:min-height="0.744cm" fo:min-width="1.694cm"/>
    </style:style>
    <style:style style:name="gr6" style:family="graphic" style:parent-style-name="standard">
      <style:graphic-properties svg:stroke-color="#000000" draw:fill-color="#ffffcc" draw:textarea-horizontal-align="justify" draw:textarea-vertical-align="middle" draw:auto-grow-height="false" fo:min-height="0.654cm" fo:min-width="2.404cm"/>
    </style:style>
    <style:style style:name="gr7" style:family="graphic" style:parent-style-name="standard">
      <style:graphic-properties svg:stroke-color="#000000" draw:fill-color="#ffffcc" draw:textarea-horizontal-align="justify" draw:textarea-vertical-align="middle" draw:auto-grow-height="false" fo:min-height="0.654cm" fo:min-width="4.704cm"/>
    </style:style>
    <style:style style:name="gr8" style:family="graphic" style:parent-style-name="standard">
      <style:graphic-properties svg:stroke-color="#000000" draw:fill-color="#ffffcc" draw:textarea-horizontal-align="justify" draw:textarea-vertical-align="middle" draw:auto-grow-height="false" fo:min-height="1.751cm" fo:min-width="1.934cm"/>
    </style:style>
    <style:style style:name="gr9" style:family="graphic" style:parent-style-name="standard">
      <style:graphic-properties svg:stroke-color="#000000" draw:fill-color="#ffffcc" draw:textarea-horizontal-align="justify" draw:textarea-vertical-align="middle" draw:auto-grow-height="false" fo:min-height="2.346cm" fo:min-width="3.224cm" fo:wrap-option="no-wrap"/>
    </style:style>
    <style:style style:name="gr10" style:family="graphic" style:parent-style-name="standard">
      <style:graphic-properties svg:stroke-color="#000000" draw:fill-color="#ffffcc" draw:textarea-horizontal-align="justify" draw:textarea-vertical-align="middle" draw:auto-grow-height="false" fo:min-height="0.924cm" fo:min-width="2.374cm"/>
    </style:style>
    <style:style style:name="gr11" style:family="graphic" style:parent-style-name="standard">
      <style:graphic-properties svg:stroke-color="#000000" draw:fill-color="#ffffcc" draw:textarea-horizontal-align="justify" draw:textarea-vertical-align="middle" draw:auto-grow-height="false" fo:min-height="1.736cm" fo:min-width="2.586cm"/>
    </style:style>
    <style:style style:name="gr12" style:family="graphic" style:parent-style-name="objectwithoutfill">
      <style:graphic-properties svg:stroke-color="#000000" draw:marker-end="Arrow" draw:marker-end-width="0.3cm" draw:fill="none" draw:fill-color="#ffffcc"/>
    </style:style>
    <style:style style:name="gr13" style:family="graphic" style:parent-style-name="standard">
      <style:graphic-properties svg:stroke-color="#000000" draw:fill-color="#ffffcc" draw:textarea-horizontal-align="justify" draw:textarea-vertical-align="middle" draw:auto-grow-height="false" fo:min-height="1.194cm" fo:min-width="3.145cm"/>
    </style:style>
    <style:style style:name="P1" style:family="paragraph">
      <style:paragraph-properties fo:text-align="center"/>
    </style:style>
    <style:style style:name="P2" style:family="paragraph">
      <loext:graphic-properties draw:fill-color="#ffffcc"/>
      <style:paragraph-properties fo:text-align="center"/>
    </style:style>
    <style:style style:name="P3" style:family="paragraph">
      <loext:graphic-properties draw:fill-color="#ffffcc"/>
      <style:paragraph-properties fo:text-align="center"/>
      <style:text-properties fo:font-size="14pt" style:font-size-asian="14pt" style:font-size-complex="14pt"/>
    </style:style>
    <style:style style:name="P4" style:family="paragraph">
      <loext:graphic-properties draw:fill="none" draw:fill-color="#ffffcc"/>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7cm" svg:height="4.5cm" svg:x="9.9cm" svg:y="12.3cm">
          <text:p text:style-name="P1">Data Warehouse Service</text:p>
          <text:p text:style-name="P1">(HDP)</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6cm" svg:height="2cm" svg:x="1.1cm" svg:y="6cm">
          <text:p text:style-name="P1"><text:span text:style-name="T1">LD Secure</text:span></text:p>
          <text:p text:style-name="P1"><text:span text:style-name="T1">Gateway</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9" draw:id="id9" draw:layer="layout" svg:width="4cm" svg:height="2cm" svg:x="14.8cm" svg:y="5.5cm">
          <text:p text:style-name="P1"><text:span text:style-name="T1">W3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3" draw:id="id13" draw:layer="layout" svg:width="4cm" svg:height="2cm" svg:x="11.5cm" svg:y="17.9cm">
          <text:p text:style-name="P1">D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2" draw:id="id12" draw:layer="layout" svg:width="2.6cm" svg:height="1.5cm" svg:x="13.8cm" svg:y="15.1cm">
          <text:p text:style-name="P1">HDF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2.3cm" svg:height="1.1cm" svg:x="14cm" svg:y="12.6cm">
          <text:p text:style-name="P1">HBa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6" draw:id="id6" draw:layer="layout" svg:width="3cm" svg:height="1cm" svg:x="24.8cm" svg:y="8.5cm">
          <text:p text:style-name="P1"><text:span text:style-name="T1">Craw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xml:id="id4" draw:id="id4" draw:layer="layout" svg:width="5.3cm" svg:height="1cm" svg:x="22.2cm" svg:y="5.5cm">
          <text:p text:style-name="P1"><text:span text:style-name="T1">WARC writing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xml:id="id8" draw:id="id8" draw:layer="layout" svg:width="4cm" svg:height="2cm" svg:x="21.1cm" svg:y="10cm">
          <text:p text:style-name="P1"><text:span text:style-name="T1">Frontier</text:span><text:span text:style-name="T1"><text:line-break/></text:span><text:span text:style-name="T1">(Hbase?)</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9" draw:text-style-name="P2" draw:layer="layout" svg:width="5.7cm" svg:height="4cm" svg:x="11.341cm" svg:y="1.241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2" xml:id="id5" draw:id="id5" draw:layer="layout" svg:width="4cm" svg:height="2cm" svg:x="23.5cm" svg:y="13.8cm">
          <text:p text:style-name="P1"><text:span text:style-name="T1">WARC</text:span></text:p>
          <text:p text:style-name="P1"><text:span text:style-name="T1">file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0" draw:text-style-name="P2" xml:id="id1" draw:id="id1" draw:layer="layout" svg:width="3cm" svg:height="1.3cm" svg:x="10.2cm" svg:y="15.2cm">
          <text:p text:style-name="P1">Spa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14" draw:id="id14" draw:layer="layout" svg:width="3cm" svg:height="1cm" svg:x="15cm" svg:y="7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10" draw:id="id10" draw:layer="layout" svg:width="3cm" svg:height="1cm" svg:x="18.7cm" svg:y="8.5cm">
          <text:p text:style-name="P1"><text:span text:style-name="T1">Launc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xml:id="id2" draw:id="id2" draw:layer="layout" svg:width="3.3cm" svg:height="2.2cm" svg:x="3.6cm" svg:y="14cm">
          <text:p text:style-name="P1"><text:span text:style-name="T1">Analytics &amp;</text:span><text:span text:style-name="T1"><text:line-break/></text:span><text:span text:style-name="T1">Reporting UI</text:span></text:p>
          <text:p text:style-name="P1"><text:span text:style-name="T1">(JupyterHu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svg:x1="10.2cm" svg:y1="15.85cm" svg:x2="6.9cm" svg:y2="15.1cm" draw:start-shape="id1" draw:start-glue-point="3" draw:end-shape="id2" draw:end-glue-point="1" svg:d="M10200 15850h-1649v-750h-1651" svg:viewBox="0 0 3301 751">
          <text:p/>
        </draw:connector>
        <draw:connector draw:style-name="gr12" draw:text-style-name="P4" draw:layer="layout" svg:x1="5.25cm" svg:y1="14cm" svg:x2="5.8cm" svg:y2="6.5cm" draw:start-shape="id2" draw:start-glue-point="0" draw:end-shape="id3" draw:end-glue-point="3" svg:d="M5250 14000v-7500h550" svg:viewBox="0 0 551 7501">
          <text:p/>
        </draw:connector>
        <draw:connector draw:style-name="gr12" draw:text-style-name="P4" draw:layer="layout" draw:line-skew="0.198cm" svg:x1="27.5cm" svg:y1="6cm" svg:x2="27.093cm" svg:y2="14.8cm" draw:start-shape="id4" draw:start-glue-point="1" draw:end-shape="id5" draw:end-glue-point="9" svg:d="M27500 6000h700v8800h-1107" svg:viewBox="0 0 1108 8801">
          <text:p/>
        </draw:connector>
        <draw:connector draw:style-name="gr12" draw:text-style-name="P4" draw:layer="layout" svg:x1="26.3cm" svg:y1="8.5cm" svg:x2="24.85cm" svg:y2="6.5cm" draw:start-shape="id6" draw:start-glue-point="0" draw:end-shape="id4" draw:end-glue-point="2" svg:d="M26300 8500v-999h-1450v-1001" svg:viewBox="0 0 1451 2001">
          <text:p/>
        </draw:connector>
        <draw:connector draw:style-name="gr12" draw:text-style-name="P4" draw:layer="layout" svg:x1="26.3cm" svg:y1="9.5cm" svg:x2="20.801cm" svg:y2="13cm" draw:start-shape="id6" draw:start-glue-point="2" draw:end-shape="id7" draw:end-glue-point="1" svg:d="M26300 9500v3500h-5499" svg:viewBox="0 0 5500 3501">
          <text:p/>
        </draw:connector>
        <draw:connector draw:style-name="gr12" draw:text-style-name="P4" draw:layer="layout" svg:x1="24.8cm" svg:y1="9cm" svg:x2="23.5cm" svg:y2="10cm" draw:start-shape="id6" draw:start-glue-point="3" draw:end-shape="id8" draw:end-glue-point="4" svg:d="M24800 9000h-1300v1000" svg:viewBox="0 0 1301 1001">
          <text:p/>
        </draw:connector>
        <draw:connector draw:style-name="gr12" draw:text-style-name="P4" draw:layer="layout" svg:x1="18.8cm" svg:y1="6.5cm" svg:x2="20.2cm" svg:y2="8.5cm" draw:start-shape="id9" draw:start-glue-point="1" draw:end-shape="id10" draw:end-glue-point="0" svg:d="M18800 6500h1400v2000" svg:viewBox="0 0 1401 2001">
          <text:p/>
        </draw:connector>
        <draw:connector draw:style-name="gr12" draw:text-style-name="P4" draw:layer="layout" svg:x1="21.7cm" svg:y1="9cm" svg:x2="23.1cm" svg:y2="10cm" draw:start-shape="id10" draw:start-glue-point="1" draw:end-shape="id8" draw:end-glue-point="5" svg:d="M21700 9000h1400v1000" svg:viewBox="0 0 1401 1001">
          <text:p/>
        </draw:connector>
        <draw:custom-shape draw:style-name="gr3" draw:text-style-name="P3" xml:id="id3" draw:id="id3" draw:layer="layout" svg:width="4cm" svg:height="2cm" svg:x="5.8cm" svg:y="5.5cm">
          <text:p text:style-name="P1"><text:span text:style-name="T1">UKWA</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svg:x1="11.9cm" svg:y1="7.5cm" svg:x2="9.8cm" svg:y2="6.5cm" draw:start-shape="id11" draw:start-glue-point="0" draw:end-shape="id3" draw:end-glue-point="1" svg:d="M11900 7500v-1000h-2100" svg:viewBox="0 0 2101 1001">
          <text:p/>
        </draw:connector>
        <draw:connector draw:style-name="gr12" draw:text-style-name="P4" draw:layer="layout" svg:x1="15.1cm" svg:y1="16.6cm" svg:x2="13.5cm" svg:y2="17.9cm" draw:start-shape="id12" draw:start-glue-point="2" draw:end-shape="id13" draw:end-glue-point="0" svg:d="M15100 16600v651h-1600v649" svg:viewBox="0 0 1601 1301">
          <text:p/>
        </draw:connector>
        <draw:custom-shape draw:style-name="gr6" draw:text-style-name="P3" xml:id="id16" draw:id="id16" draw:layer="layout" svg:width="3cm" svg:height="1cm" svg:x="6cm" svg:y="6.9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draw:line-skew="0.799cm" svg:x1="18.9cm" svg:y1="12.2cm" svg:x2="16.5cm" svg:y2="8cm" draw:start-shape="id7" draw:start-glue-point="0" draw:end-shape="id14" svg:d="M18900 12200v-1300h-2400v-2900" svg:viewBox="0 0 2401 4201">
          <text:p/>
        </draw:connector>
        <draw:custom-shape draw:style-name="gr6" draw:text-style-name="P3" draw:layer="layout" svg:width="3cm" svg:height="1cm" svg:x="0.492cm" svg:y="7.689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xml:id="id7" draw:id="id7" draw:layer="layout" svg:width="3.801cm" svg:height="1.6cm" svg:x="17cm" svg:y="12.2cm">
          <text:p text:style-name="P1">CDX Server</text:p>
          <text:p text:style-name="P1">(tinycdxserve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svg:x1="23.9cm" svg:y1="14.8cm" svg:x2="16.4cm" svg:y2="15.85cm" draw:start-shape="id5" draw:start-glue-point="6" draw:end-shape="id12" draw:end-glue-point="1" svg:d="M23900 14800h-3949v1050h-3551" svg:viewBox="0 0 7501 1051">
          <text:p/>
        </draw:connector>
        <draw:connector draw:style-name="gr12" draw:text-style-name="P4" draw:layer="layout" svg:x1="16.4cm" svg:y1="15.85cm" svg:x2="16.5cm" svg:y2="8cm" draw:start-shape="id12" draw:start-glue-point="1" draw:end-shape="id14" draw:end-glue-point="2" svg:d="M16400 15850h502v-4299h-402v-3551" svg:viewBox="0 0 503 7851">
          <text:p/>
        </draw:connector>
        <draw:custom-shape draw:style-name="gr13" draw:text-style-name="P2" xml:id="id15" draw:id="id15" draw:layer="layout" svg:width="3.801cm" svg:height="1.6cm" svg:x="6.4cm" svg:y="10cm">
          <text:p text:style-name="P1">CDX Server</text:p>
          <text:p text:style-name="P1">(WARCBas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xml:id="id11" draw:id="id11" draw:layer="layout" svg:width="3.801cm" svg:height="1.6cm" svg:x="10cm" svg:y="7.5cm">
          <text:p text:style-name="P1">Full Text</text:p>
          <text:p text:style-name="P1">(Sol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svg:x1="8.3cm" svg:y1="10cm" svg:x2="7.5cm" svg:y2="7.9cm" draw:start-shape="id15" draw:start-glue-point="0" draw:end-shape="id16" draw:end-glue-point="2" svg:d="M8300 10000v-1049h-800v-1051" svg:viewBox="0 0 801 2101">
          <text:p/>
        </draw:connector>
        <draw:custom-shape draw:style-name="gr10" draw:text-style-name="P2" draw:layer="layout" svg:width="3cm" svg:height="1.3cm" svg:x="10.301cm" svg:y="12.601cm">
          <text:p text:style-name="P1">Map-Reduc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4T22:46:03.739696000</meta:creation-date>
    <dc:date>2016-05-06T13:17:35.528490000</dc:date>
    <meta:editing-duration>PT20H1M41S</meta:editing-duration>
    <meta:editing-cycles>11</meta:editing-cycles>
    <meta:generator>LibreOffice/5.0.5.2$MacOSX_X86_64 LibreOffice_project/55b006a02d247b5f7215fc6ea0fde844b30035b3</meta:generator>
    <meta:document-statistic meta:object-count="36"/>
  </office:meta>
</office:document-meta>
</file>